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FreeSans"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375in" fo:margin-left="0.0007in" fo:margin-top="0in" fo:margin-bottom="0in" table:align="left" style:writing-mode="lr-tb"/>
    </style:style>
    <style:style style:name="Table1.A" style:family="table-column">
      <style:table-column-properties style:column-width="1.4368in"/>
    </style:style>
    <style:style style:name="Table1.B" style:family="table-column">
      <style:table-column-properties style:column-width="1.375in"/>
    </style:style>
    <style:style style:name="Table1.C" style:family="table-column">
      <style:table-column-properties style:column-width="0.4382in"/>
    </style:style>
    <style:style style:name="Table1.D"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1.3" style:family="table-row">
      <style:table-row-properties style:min-row-height="0.1931in" fo:keep-together="auto"/>
    </style:style>
    <style:style style:name="Table1.4" style:family="table-row">
      <style:table-row-properties style:min-row-height="0.1924in" fo:keep-together="auto"/>
    </style:style>
    <style:style style:name="Table2" style:family="table">
      <style:table-properties style:width="6.925in" fo:margin-left="0.0313in" fo:margin-top="0in" fo:margin-bottom="0in" table:align="left" style:writing-mode="lr-tb"/>
    </style:style>
    <style:style style:name="Table2.A" style:family="table-column">
      <style:table-column-properties style:column-width="3.4625in"/>
    </style:style>
    <style:style style:name="Table2.1" style:family="table-row">
      <style:table-row-properties fo:keep-together="auto"/>
    </style:style>
    <style:style style:name="Table2.A1" style:family="table-cell">
      <style:table-cell-properties fo:padding="0.0382in" fo:border-left="0.25pt solid #000000" fo:border-right="none" fo:border-top="0.25pt solid #000000" fo:border-bottom="0.25pt solid #000000"/>
    </style:style>
    <style:style style:name="Table2.B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0.25pt solid #000000" fo:border-top="none" fo:border-bottom="0.25pt solid #000000"/>
    </style:style>
    <style:style style:name="P1" style:family="paragraph" style:parent-style-name="Contents_20_1">
      <style:paragraph-properties>
        <style:tab-stops>
          <style:tab-stop style:position="6.9181in" style:type="right" style:leader-style="dotted" style:leader-text="."/>
        </style:tab-stops>
      </style:paragraph-properties>
    </style:style>
    <style:style style:name="P2" style:family="paragraph" style:parent-style-name="Contents_20_2">
      <style:paragraph-properties>
        <style:tab-stops>
          <style:tab-stop style:position="6.9181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72447"/>
    </style:style>
    <style:style style:name="P5" style:family="paragraph" style:parent-style-name="Standard">
      <style:paragraph-properties fo:orphans="2" fo:widows="2" fo:hyphenation-ladder-count="no-limit" style:vertical-align="auto"/>
      <style:text-properties style:font-name="Arial" fo:font-size="12pt" fo:font-weight="bold" style:letter-kerning="false" style:font-name-asian="Times New Roman1" style:font-size-asian="12pt" style:font-weight-asian="bold" style:font-name-complex="Arial1" style:font-size-complex="12pt" fo:hyphenate="true" fo:hyphenation-remain-char-count="2" fo:hyphenation-push-char-count="2" loext:hyphenation-no-caps="false"/>
    </style:style>
    <style:style style:name="P6" style:family="paragraph" style:parent-style-name="Standard">
      <style:paragraph-properties fo:line-height="200%"/>
    </style:style>
    <style:style style:name="P7" style:family="paragraph" style:parent-style-name="Standard">
      <style:paragraph-properties fo:line-height="200%"/>
      <style:text-properties officeooo:paragraph-rsid="001829f3"/>
    </style:style>
    <style:style style:name="P8" style:family="paragraph" style:parent-style-name="Table_20_Contents">
      <style:text-properties style:font-name="Arial"/>
    </style:style>
    <style:style style:name="P9" style:family="paragraph" style:parent-style-name="Subtitle">
      <style:paragraph-properties fo:text-align="start" style:justify-single-word="false"/>
    </style:style>
    <style:style style:name="P10" style:family="paragraph" style:parent-style-name="Text_20_body_20__28_user_29_">
      <style:paragraph-properties fo:text-align="start" style:justify-single-word="false"/>
      <style:text-properties officeooo:rsid="0014a31a" officeooo:paragraph-rsid="0014a31a"/>
    </style:style>
    <style:style style:name="P11" style:family="paragraph" style:parent-style-name="Title" style:master-page-name="Standard">
      <style:paragraph-properties style:page-number="auto"/>
      <style:text-properties style:font-name="Arial" fo:font-size="18pt" fo:font-weight="bold" officeooo:rsid="001305df" officeooo:paragraph-rsid="001305df" style:font-size-asian="18pt" style:font-weight-asian="bold" style:font-size-complex="18pt" style:font-weight-complex="bold"/>
    </style:style>
    <style:style style:name="P12" style:family="paragraph" style:parent-style-name="Text_20_body_20__28_user_29_" style:list-style-name="WWNum3"/>
    <style:style style:name="T1" style:family="text">
      <style:text-properties fo:font-size="10pt" style:font-size-asian="10pt" style:font-size-complex="10pt"/>
    </style:style>
    <style:style style:name="T2" style:family="text">
      <style:text-properties fo:font-size="10pt" officeooo:rsid="001305df" style:font-size-asian="10pt" style:font-size-complex="10pt"/>
    </style:style>
    <style:style style:name="T3" style:family="text">
      <style:text-properties style:font-name="Arial"/>
    </style:style>
    <style:style style:name="T4" style:family="text">
      <style:text-properties style:font-name="Arial" fo:font-size="12pt" fo:font-style="italic" officeooo:rsid="001305df" style:font-size-asian="12pt" style:font-style-asian="italic" style:font-size-complex="12pt" style:font-style-complex="italic"/>
    </style:style>
    <style:style style:name="T5" style:family="text">
      <style:text-properties style:font-name="Arial" fo:font-size="12pt" fo:font-style="italic" officeooo:rsid="0014a31a" style:font-size-asian="12pt" style:font-style-asian="italic" style:font-size-complex="12pt" style:font-style-complex="italic"/>
    </style:style>
    <style:style style:name="T6" style:family="text">
      <style:text-properties style:font-name="Arial" fo:font-size="12pt" fo:font-style="italic" officeooo:rsid="00152c1d" style:font-size-asian="12pt" style:font-style-asian="italic" style:font-size-complex="12pt" style:font-style-complex="italic"/>
    </style:style>
    <style:style style:name="T7" style:family="text">
      <style:text-properties style:font-name="Arial" fo:font-size="12pt" fo:font-style="italic" officeooo:rsid="00172447" style:font-size-asian="12pt" style:font-style-asian="italic" style:font-size-complex="12pt" style:font-style-complex="italic"/>
    </style:style>
    <style:style style:name="T8" style:family="text">
      <style:text-properties style:font-name="Arial" fo:font-weight="bold" style:font-weight-asian="bold" style:font-weight-complex="bold"/>
    </style:style>
    <style:style style:name="T9" style:family="text">
      <style:text-properties style:font-name="Courier New"/>
    </style:style>
    <style:style style:name="T10" style:family="text">
      <style:text-properties officeooo:rsid="0014a31a"/>
    </style:style>
    <style:style style:name="T11" style:family="text">
      <style:text-properties fo:font-style="italic" style:font-style-asian="italic" style:font-style-complex="italic"/>
    </style:style>
    <style:style style:name="T12" style:family="text">
      <style:text-properties fo:font-size="12pt" style:font-size-asian="12pt" style:font-size-complex="12pt"/>
    </style:style>
    <style:style style:name="T13" style:family="text">
      <style:text-properties officeooo:rsid="00172447"/>
    </style:style>
    <style:style style:name="T14" style:family="text">
      <style:text-properties officeooo:rsid="001829f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heckers Game Engine (CGE) Version 1.0</text:p>
      <text:p text:style-name="P9">Design Documentation<text:line-break/><text:span text:style-name="T12">Prepared by </text:span><text:span text:style-name="T4">Brendan Grau &lt;b</text:span><text:span text:style-name="T5">rendansgrau</text:span><text:span text:style-name="T6">[</text:span><text:span text:style-name="T4">at</text:span><text:span text:style-name="T6">]p</text:span><text:span text:style-name="T5">rotonmail</text:span><text:span text:style-name="T7">[</text:span><text:span text:style-name="T5">dot</text:span><text:span text:style-name="T6">]</text:span><text:span text:style-name="T5">com</text:span><text:span text:style-name="T4">&gt;</text:span></text:p>
      <text:p text:style-name="P10">Revision: 0.1</text:p>
      <text:p text:style-name="P10">Last updated: 2020-10-15</text:p>
      <text:p text:style-name="Text_20_body_20__28_user_29_"/>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Summary<text:tab/>2</text:p>
          <text:p text:style-name="P1">Domain Model<text:tab/>3</text:p>
          <text:p text:style-name="P1">System Architecture<text:tab/>4</text:p>
          <text:p text:style-name="P1">Subsystems<text:tab/>5</text:p>
          <text:p text:style-name="P2">Name of the subsystem<text:tab/>5</text:p>
          <text:p text:style-name="P2">Name of the subsystem<text:tab/>5</text:p>
          <text:p text:style-name="P1">Status of the Implementation<text:tab/>6</text:p>
          <text:p text:style-name="P1">Appendix<text:tab/>7</text:p>
        </text:index-body>
      </text:table-of-content>
      <text:p text:style-name="Text_20_body_20__28_user_29_"/>
      <text:h text:style-name="Heading_20_1" text:outline-level="1"/>
      <text:h text:style-name="P3" text:outline-level="1"><text:bookmark-start text:name="_Toc464460994"/>Summary<text:bookmark-end text:name="_Toc464460994"/></text:h>
      <text:p text:style-name="Text_20_body_20__28_user_29_"/>
      <text:p text:style-name="P6"><text:tab/>The Checkers Game Engine(CGE) is a system for playing checkers against an intelligent AI opponent implemented usin<text:span text:style-name="T10">g </text:span>the algorithm described by K. Chellapilla and D.B. Fogel’<text:span text:style-name="T10">s</text:span> paper titled <text:span text:style-name="T11">Evolving Neural Networks to Play Checkers Without Relying on Expert Knowledge</text:span>. The system will be a playable checkers game consisting of both command line and graphical interfaces and will store games for later review. </text:p>
      <text:p text:style-name="P7"><text:tab/><text:span text:style-name="T13">The system is implemented as a C++ application using the OLC Pixel Game Engine as the graphics library </text:span><text:span text:style-name="T14">and defaults to this graphical interface. The system is structured using the model view controller design pattern. The two interfaces utilize the strategy pattern for interface selection.</text:span></text:p>
      <text:h text:style-name="P4" text:outline-level="1"><text:bookmark-start text:name="_Toc464460995"/>Domain Model<text:bookmark-end text:name="_Toc464460995"/></text:h>
      <text:p text:style-name="Text_20_body_20__28_user_29_">This section provides a domain model for the project. It should follow the guidelines discussed in class and the design project activity sheets. For it to be readable, you may need to turn this page into landscape mode.</text:p>
      <text:h text:style-name="Heading_20_1" text:outline-level="1"/>
      <text:h text:style-name="P3" text:outline-level="1"><text:bookmark-start text:name="_Toc464460996"/>System Architecture<text:bookmark-end text:name="_Toc464460996"/></text:h>
      <text:p text:style-name="Text_20_body_20__28_user_29_">This section provides a model of the subsystem components that make up the overall software architecture for the project. Draw the subsystems as simple boxes with relationships between them. Provide a narrative that describes the responsibilities of each component and the interfaces that are provided between subsystems.</text:p>
      <text:h text:style-name="Heading_20_1" text:outline-level="1"/>
      <text:h text:style-name="P3" text:outline-level="1"><text:bookmark-start text:name="_Toc464460997"/>Subsystems<text:bookmark-end text:name="_Toc464460997"/></text:h>
      <text:p text:style-name="Text_20_body_20__28_user_29_">This section provides detailed design for specific subsystems described in the system architecture. </text:p>
      <text:h text:style-name="Heading_20_2" text:outline-level="2"><text:bookmark-start text:name="_Toc464460998"/>Name of the subsystem<text:bookmark-end text:name="_Toc464460998"/></text:h>
      <text:p text:style-name="Text_20_body_20__28_user_29_">In this section, provide the following information for the first subsystem.</text:p>
      <text:list xml:id="list2414923431" text:style-name="WWNum3">
        <text:list-item>
          <text:p text:style-name="P12">Class structure diagram and a narrative that describes the structure of this subsystem</text:p>
        </text:list-item>
        <text:list-item>
          <text:p text:style-name="P12">Sequence diagrams with associated narratives that describe the dynamic behaviors that are primarily located within this subsystem. Within your subsystem design descriptions, you must make sure to provide sequence diagrams for all features listed in the design project problem statement. You may also decide that other features require documentation within the subsystems.</text:p>
        </text:list-item>
        <text:list-item>
          <text:p text:style-name="P12">A description of all design patterns that are primarily located within this subsystem. Use the table below to describe each design pattern. If a design pattern cuts across the boundary of subsystems, place the pattern usage table in the section for the subsystem that holds the majority of pattern participants. </text:p>
        </text:list-item>
      </text:list>
      <text:p text:style-name="Text_20_body_20__28_user_29_"/>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3" office:value-type="string">
            <text:p text:style-name="P5">Name:</text:p>
          </table:table-cell>
          <table:covered-table-cell/>
          <table:covered-table-cell/>
          <table:table-cell table:style-name="Table1.A1" office:value-type="string">
            <text:p text:style-name="P5">GoF pattern:</text:p>
          </table:table-cell>
        </table:table-row>
        <table:table-row table:style-name="Table1.1">
          <table:table-cell table:style-name="Table1.A1" table:number-columns-spanned="4" office:value-type="string">
            <text:p text:style-name="P5">Participants</text:p>
          </table:table-cell>
          <table:covered-table-cell/>
          <table:covered-table-cell/>
          <table:covered-table-cell/>
        </table:table-row>
        <table:table-row table:style-name="Table1.3">
          <table:table-cell table:style-name="Table1.A1" office:value-type="string">
            <text:p text:style-name="P5">Class</text:p>
          </table:table-cell>
          <table:table-cell table:style-name="Table1.A1" office:value-type="string">
            <text:p text:style-name="P5">Role in GoF pattern</text:p>
          </table:table-cell>
          <table:table-cell table:style-name="Table1.A1" table:number-columns-spanned="2" office:value-type="string">
            <text:p text:style-name="P5">Participant's contribution in the context of the application</text:p>
          </table:table-cell>
          <table:covered-table-cell/>
        </table:table-row>
        <table:table-row table:style-name="Table1.4">
          <table:table-cell table:style-name="Table1.A1" office:value-type="string">
            <text:p text:style-name="P5"/>
          </table:table-cell>
          <table:table-cell table:style-name="Table1.A1" office:value-type="string">
            <text:p text:style-name="P5"/>
          </table:table-cell>
          <table:table-cell table:style-name="Table1.A1" table:number-columns-spanned="2" office:value-type="string">
            <text:p text:style-name="P5"/>
          </table:table-cell>
          <table:covered-table-cell/>
        </table:table-row>
        <table:table-row table:style-name="Table1.4">
          <table:table-cell table:style-name="Table1.A1" office:value-type="string">
            <text:p text:style-name="P5"/>
          </table:table-cell>
          <table:table-cell table:style-name="Table1.A1" office:value-type="string">
            <text:p text:style-name="P5"/>
          </table:table-cell>
          <table:table-cell table:style-name="Table1.A1" table:number-columns-spanned="2" office:value-type="string">
            <text:p text:style-name="P5"/>
          </table:table-cell>
          <table:covered-table-cell/>
        </table:table-row>
        <table:table-row table:style-name="Table1.4">
          <table:table-cell table:style-name="Table1.A1" office:value-type="string">
            <text:p text:style-name="P5"/>
          </table:table-cell>
          <table:table-cell table:style-name="Table1.A1" office:value-type="string">
            <text:p text:style-name="P5"/>
          </table:table-cell>
          <table:table-cell table:style-name="Table1.A1" table:number-columns-spanned="2" office:value-type="string">
            <text:p text:style-name="P5"/>
          </table:table-cell>
          <table:covered-table-cell/>
        </table:table-row>
        <table:table-row table:style-name="Table1.4">
          <table:table-cell table:style-name="Table1.A1" table:number-columns-spanned="4" office:value-type="string">
            <text:p text:style-name="P5">Deviations from the standard pattern: <text:s text:c="2"/></text:p>
            <text:p text:style-name="P5"/>
          </table:table-cell>
          <table:covered-table-cell/>
          <table:covered-table-cell/>
          <table:covered-table-cell/>
        </table:table-row>
        <table:table-row table:style-name="Table1.4">
          <table:table-cell table:style-name="Table1.A1" table:number-columns-spanned="4" office:value-type="string">
            <text:p text:style-name="P5">Requirements being covered:</text:p>
            <text:p text:style-name="P5"/>
          </table:table-cell>
          <table:covered-table-cell/>
          <table:covered-table-cell/>
          <table:covered-table-cell/>
        </table:table-row>
      </table:table>
      <text:h text:style-name="Heading_20_2" text:outline-level="2"><text:bookmark-start text:name="_Toc464460999"/>Name of the subsystem<text:bookmark-end text:name="_Toc464460999"/></text:h>
      <text:p text:style-name="Text_20_body_20__28_user_29_">This section provides a similar description and diagrams for the model describing the second subsystem.</text:p>
      <text:h text:style-name="Heading_20_1" text:outline-level="1"/>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h text:style-name="P3" text:outline-level="1"><text:bookmark-start text:name="_Toc464461000"/>Status of the Implementation<text:bookmark-end text:name="_Toc464461000"/></text:h>
      <text:p text:style-name="Text_20_body_20__28_user_29_">Provide a complete description of the status of your implementation. This should specify all known defects in the system, and indicate requirements that your implementation does not cover.</text:p>
      <text:h text:style-name="P3" text:outline-level="1"><text:bookmark-start text:name="_Toc464461001"/>Appendix<text:bookmark-end text:name="_Toc464461001"/></text:h>
      <text:p text:style-name="Text_20_body_20__28_user_29_">This section provides fine-grained design details for all of the classes in your design. You will capture this information using the CRC (Class-Responsibilities-Collaborators) card format below.</text:p>
      <table:table table:name="Table2" table:style-name="Table2">
        <table:table-column table:style-name="Table2.A" table:number-columns-repeated="2"/>
        <table:table-row table:style-name="Table2.1">
          <table:table-cell table:style-name="Table2.A1" office:value-type="string">
            <text:p text:style-name="Table_20_Contents"><text:span text:style-name="T8">Class:</text:span><text:span text:style-name="T3"> </text:span><text:span text:style-name="T9">MyClass1</text:span></text:p>
          </table:table-cell>
          <table:table-cell table:style-name="Table2.B1" office:value-type="string">
            <text:p text:style-name="P8"/>
          </table:table-cell>
        </table:table-row>
        <table:table-row table:style-name="Table2.1">
          <table:table-cell table:style-name="Table2.A2" office:value-type="string">
            <text:p text:style-name="Table_20_Contents"><text:span text:style-name="T8">Responsibilities:</text:span><text:span text:style-name="T3"> ...</text:span></text:p>
          </table:table-cell>
          <table:table-cell table:style-name="Table2.B2" office:value-type="string">
            <text:p text:style-name="P8"/>
          </table:table-cell>
        </table:table-row>
        <table:table-row table:style-name="Table2.1">
          <table:table-cell table:style-name="Table2.A2" office:value-type="string">
            <text:p text:style-name="Table_20_Contents"><text:span text:style-name="T8">Collaborators:</text:span><text:span text:style-name="T3"> ...</text:span></text:p>
          </table:table-cell>
          <table:table-cell table:style-name="Table2.B2" office:value-type="string">
            <text:p text:style-name="P8"/>
          </table:table-cell>
        </table:table-row>
        <table:table-row table:style-name="Table2.1">
          <table:table-cell table:style-name="Table2.A2" office:value-type="string">
            <text:p text:style-name="Table_20_Contents"><text:span text:style-name="T8">Users:</text:span><text:span text:style-name="T3"> ...</text:span></text:p>
          </table:table-cell>
          <table:table-cell table:style-name="Table2.B2" office:value-type="string">
            <text:p text:style-name="Table_20_Contents"><text:span text:style-name="T8">Used by:</text:span><text:span text:style-name="T3"> ...</text:span></text:p>
          </table:table-cell>
        </table:table-row>
        <table:table-row table:style-name="Table2.1">
          <table:table-cell table:style-name="Table2.A2" office:value-type="string">
            <text:p text:style-name="Table_20_Contents"><text:span text:style-name="T8">Author:</text:span><text:span text:style-name="T3"> ...</text:span></text:p>
          </table:table-cell>
          <table:table-cell table:style-name="Table2.B2" office:value-type="string">
            <text:p text:style-name="P8"/>
          </table:table-cell>
        </table:table-row>
      </table:table>
      <text:p text:style-name="Text_20_body_20__28_user_29_"/>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FreeSans"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2pt" style:language-asian="en" style:country-asian="US" style:font-name-complex="Tahoma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_20__28_user_29_" style:auto-update="true" style:default-outline-level="3" style:list-style-name="" style:class="text">
      <style:text-properties fo:font-weight="bold" style:font-weight-asian="bold" style:font-weight-complex="bold"/>
    </style:style>
    <style:style style:name="Standard_20__28_user_29_" style:display-name="Standard (user)" style:family="paragraph" style:default-outline-level="">
      <style:paragraph-properties fo:margin-top="0in" fo:margin-bottom="0in"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itle" style:family="paragraph" style:parent-style-name="Heading"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_28_user_29_" style:default-outline-level="" style:class="chapter">
      <style:paragraph-properties fo:text-align="center" style:justify-single-word="false"/>
      <style:text-properties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2" text:style-name="ListLabel_20_11"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5" text:style-name="ListLabel_20_14"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8" text:style-name="ListLabel_20_17"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style style:name="MT2" style:family="text">
      <style:text-properties fo:font-size="10pt" officeooo:rsid="001305df"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number:date-style style:name="N10084" number:language="en" number:country="US">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span text:style-name="MT1"><text:tab/></text:span><text:span text:style-name="MT2">Checkers Game Engine (v1.0)</text:span><text:span text:style-name="MT1"><text:tab/></text:span><text:span text:style-name="MT2">Grau</text:span></text:p>
      </style:header>
      <style:footer>
        <text:p text:style-name="Footer"><text:span text:style-name="MT1"><text:tab/></text:span><text:span text:style-name="MT1"><text:date style:data-style-name="N10084" text:date-value="2020-12-07T23:35:41.192160663">2020-12-07</text:date></text:span><text:span text:style-name="MT1"><text:tab/>Page </text:span><text:span text:style-name="MT1"><text:page-number text:select-page="current">7</text:page-number></text:span><text:span text:style-name="MT1"><text:s/>of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Vallino</meta:initial-creator>
    <meta:editing-cycles>12</meta:editing-cycles>
    <meta:creation-date>2015-02-25T03:57:00</meta:creation-date>
    <dc:date>2020-10-15T16:36:00.972934987</dc:date>
    <meta:editing-duration>PT4H56S</meta:editing-duration>
    <meta:generator>LibreOffice/6.4.7.2$Linux_X86_64 LibreOffice_project/40$Build-2</meta:generator>
    <meta:document-statistic meta:table-count="2" meta:image-count="0" meta:object-count="0" meta:page-count="7" meta:paragraph-count="48" meta:word-count="515" meta:character-count="3419" meta:non-whitespace-character-count="2945"/>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Info 1" meta:value-type="string"/>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